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docs.google.com/document/d/1oHLfEy0SfgQTGheiJR51_Gnlf9nFmDwWJN3qOWKU2vg/edit?usp=sharing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6T13:45:54.548026882</meta:creation-date>
    <dc:date>2024-06-06T13:46:10.411882179</dc:date>
    <meta:editing-duration>PT16S</meta:editing-duration>
    <meta:editing-cycles>1</meta:editing-cycles>
    <meta:document-statistic meta:table-count="0" meta:image-count="0" meta:object-count="0" meta:page-count="1" meta:paragraph-count="1" meta:word-count="1" meta:character-count="96" meta:non-whitespace-character-count="96"/>
    <meta:generator>LibreOffice/6.4.7.2$Linux_X86_64 LibreOffice_project/40$Build-2</meta:generator>
  </office:meta>
</office:document-meta>
</file>